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5"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1"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8"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4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6"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7"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8"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59"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2"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3"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6"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7"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8"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69"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7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officeooo:rsid="0025b23f"/>
    </style:style>
    <style:style style:name="T49" style:family="text">
      <style:text-properties style:text-position="super 58%" fo:font-style="italic" officeooo:rsid="0025b23f" style:font-style-asian="italic" style:font-style-complex="italic"/>
    </style:style>
    <style:style style:name="T50" style:family="text">
      <style:text-properties officeooo:rsid="007a6e4a"/>
    </style:style>
    <style:style style:name="T51" style:family="text">
      <style:text-properties officeooo:rsid="007c40f3"/>
    </style:style>
    <style:style style:name="T52" style:family="text">
      <style:text-properties officeooo:rsid="007da45d"/>
    </style:style>
    <style:style style:name="T53" style:family="text">
      <style:text-properties style:text-line-through-style="none" style:text-line-through-type="none" officeooo:rsid="0025b23f"/>
    </style:style>
    <style:style style:name="T54" style:family="text">
      <style:text-properties style:text-line-through-style="none" style:text-line-through-type="none" style:text-position="super 58%" fo:font-style="italic" officeooo:rsid="0080dfce" style:font-style-asian="italic" style:font-style-complex="italic"/>
    </style:style>
    <style:style style:name="T55" style:family="text">
      <style:text-properties style:text-line-through-style="none" style:text-line-through-type="none" fo:font-style="italic" officeooo:rsid="0080dfce" style:font-style-asian="italic" style:font-style-complex="italic"/>
    </style:style>
    <style:style style:name="T56" style:family="text">
      <style:text-properties officeooo:rsid="0085e461"/>
    </style:style>
    <style:style style:name="T57" style:family="text">
      <style:text-properties officeooo:rsid="0086f6ac"/>
    </style:style>
    <style:style style:name="T58" style:family="text">
      <style:text-properties style:text-line-through-style="solid" style:text-line-through-type="single"/>
    </style:style>
    <style:style style:name="T59" style:family="text">
      <style:text-properties style:text-line-through-style="solid" style:text-line-through-type="single" officeooo:rsid="00422826"/>
    </style:style>
    <style:style style:name="T60" style:family="text">
      <style:text-properties style:text-line-through-style="solid" style:text-line-through-type="single" officeooo:rsid="0025b23f"/>
    </style:style>
    <style:style style:name="T61" style:family="text">
      <style:text-properties fo:font-style="italic" officeooo:rsid="0025b23f"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7">KotC </text:span>Card Building Guide</text:p>
      <text:p text:style-name="P31">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3">Constructing Abilities</text:p>
      <text:p text:style-name="P2">Abilities are composed of as many as four components:</text:p>
      <text:list xml:id="list3517678442465570769" text:style-name="L1">
        <text:list-item>
          <text:p text:style-name="P33">One activation condition (optional)</text:p>
        </text:list-item>
        <text:list-item>
          <text:p text:style-name="P33">One activation cost (optional)</text:p>
        </text:list-item>
        <text:list-item>
          <text:p text:style-name="P33">One target selection (optional)</text:p>
        </text:list-item>
        <text:list-item>
          <text:p text:style-name="P67">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3">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1"><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1">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4">Resource Cost</text:p>
      <text:p text:style-name="P16"><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5"><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7"><text:span text:style-name="T2">To determine the resource cost of a spell, </text:span><text:span text:style-name="T12">take the spell's ability cost and</text:span><text:span text:style-name="T3"> round up to the next integer. If less than 1, set to 1.</text:span></text:p>
      <text:p text:style-name="P19"><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7"><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8"><text:span text:style-name="T3">O</text:span><text:span text:style-name="T2">r, to put it in mathematical terms (using Python programming syntax):</text:span></text:p>
      <text:list xml:id="list7158798391146525442" text:style-name="L2">
        <text:list-item>
          <text:p text:style-name="P70">total_relief = condition_relief + cost_relief</text:p>
        </text:list-item>
        <text:list-item>
          <text:p text:style-name="P71">ability_cost = <text:span text:style-name="T32">max(1, sum(effect_costs) - total_relief)</text:span></text:p>
        </text:list-item>
        <text:list-item>
          <text:p text:style-name="P72">creature_cost = max(1, math.ceil(<text:span text:style-name="T50">(</text:span>offense + <text:span text:style-name="T34">(</text:span>defense / <text:span text:style-name="T25">5) - caveat_relief)</text:span> + sum(ability_costs)))</text:p>
        </text:list-item>
        <text:list-item>
          <text:p text:style-name="P68">spell_cost = max(1, math.ceil(ability_cost))</text:p>
        </text:list-item>
      </text:list>
      <text:p text:style-name="P22"/>
      <text:p text:style-name="P2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20"><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4"><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69">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0">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8537575678810153142" text:style-name="L3">
        <text:list-item>
          <text:p text:style-name="P59">“<text:span text:style-name="T50">You must p</text:span>ay [x] hitpoints <text:span text:style-name="T50">to summon this creature</text:span>.” (x/<text:span text:style-name="T52">2</text:span>)</text:p>
        </text:list-item>
        <text:list-item>
          <text:p text:style-name="P35">“<text:span text:style-name="T50">You must e</text:span><text:bookmark-start text:name="__DdeLink__384_9731689942"/><text:span text:style-name="T50">xhaust [x] of your unexhausted creatures in play to summon this creature.</text:span><text:bookmark-end text:name="__DdeLink__384_9731689942"/><text:span text:style-name="T50">” (x)</text:span></text:p>
        </text:list-item>
        <text:list-item>
          <text:p text:style-name="P35">“<text:span text:style-name="T50">You must e</text:span><text:bookmark-start text:name="__DdeLink__378_9731689941"/><text:span text:style-name="T50">xhaust [x] of your unexhausted cards in play chosen by an opponent of your choice to summon this creature.</text:span><text:bookmark-end text:name="__DdeLink__378_9731689941"/><text:span text:style-name="T50">” (2x)</text:span></text:p>
        </text:list-item>
        <text:list-item>
          <text:p text:style-name="P40">“<text:span text:style-name="T50">You must s</text:span>acrifice [x] cards on the top of your deck <text:span text:style-name="T50">to summon this creature</text:span>.” <text:span text:style-name="T23">(x)</text:span></text:p>
        </text:list-item>
        <text:list-item>
          <text:p text:style-name="P40">“<text:span text:style-name="T50">You must s</text:span>acrifice [x] random cards in your hand <text:span text:style-name="T50">to summon this creature</text:span>.” <text:span text:style-name="T23">(3x/2)</text:span></text:p>
        </text:list-item>
        <text:list-item>
          <text:p text:style-name="P35">“<text:span text:style-name="T50">You must s</text:span>acrifice [x] cards in play <text:span text:style-name="T50">to summon this creature</text:span>.” <text:span text:style-name="T23">(2x)</text:span></text:p>
        </text:list-item>
        <text:list-item>
          <text:p text:style-name="P35">“<text:span text:style-name="T50">You must sacrifice [x] cards in play chosen by an opponent of your choice to summon this creature.” (3x)</text:span></text:p>
        </text:list-item>
        <text:list-item>
          <text:p text:style-name="P35">“<text:span text:style-name="T51">This creature cannot attack.” (2)</text:span></text:p>
        </text:list-item>
        <text:list-item>
          <text:p text:style-name="P35">“<text:span text:style-name="T51">This creature cannot defend.” (2)</text:span></text:p>
        </text:list-item>
        <text:list-item>
          <text:p text:style-name="P36">“<text:span text:style-name="T51">This creature cannot attack or defend.” (3)</text:span></text:p>
        </text:list-item>
        <text:list-item>
          <text:p text:style-name="P60">“<text:span text:style-name="T52">You must remove [x] counters from this card to attack or defend with this creature.” (2x)</text:span></text:p>
        </text:list-item>
        <text:list-item>
          <text:p text:style-name="P36">“<text:span text:style-name="T50">You must p</text:span>ay [x] hitpoints <text:span text:style-name="T50">to attack or defend with this creature</text:span>.” (x)</text:p>
        </text:list-item>
        <text:list-item>
          <text:p text:style-name="P36">“<text:span text:style-name="T50">You must e</text:span><text:bookmark-start text:name="__DdeLink__384_97316899421"/><text:span text:style-name="T50">xhaust [x] of your unexhausted creatures in play to attack or defend with this creature.</text:span><text:bookmark-end text:name="__DdeLink__384_97316899421"/><text:span text:style-name="T50">” (2x)</text:span></text:p>
        </text:list-item>
        <text:list-item>
          <text:p text:style-name="P36">“<text:span text:style-name="T50">You must e</text:span><text:bookmark-start text:name="__DdeLink__378_97316899411"/><text:span text:style-name="T50">xhaust [x] of your unexhausted cards in play chosen by an opponent of your choice to attack or defend with this creature.</text:span><text:bookmark-end text:name="__DdeLink__378_97316899411"/><text:span text:style-name="T50">” (4x)</text:span></text:p>
        </text:list-item>
        <text:list-item>
          <text:p text:style-name="P41">“<text:span text:style-name="T50">You must s</text:span>acrifice [x] cards on the top of your deck <text:span text:style-name="T50">to attack or defend with this creature</text:span>.” <text:span text:style-name="T23">(2x)</text:span></text:p>
        </text:list-item>
        <text:list-item>
          <text:p text:style-name="P41">“<text:span text:style-name="T50">You must s</text:span>acrifice [x] random cards in your hand <text:span text:style-name="T50">to attack or defend with this creature</text:span>.” <text:span text:style-name="T23">(3x)</text:span></text:p>
        </text:list-item>
        <text:list-item>
          <text:p text:style-name="P36">“<text:span text:style-name="T50">You must s</text:span>acrifice [x] cards in play <text:span text:style-name="T50">to attack or defend with this creature</text:span>.” <text:span text:style-name="T23">(4x)</text:span></text:p>
        </text:list-item>
        <text:list-item>
          <text:p text:style-name="P36">“<text:span text:style-name="T50">You must sacrifice [x] cards in play chosen by an opponent of your choice to attack or defend with this creature.” (6x)</text:span></text:p>
        </text:list-item>
      </text:list>
      <text:p text:style-name="P26">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1305032425957571368" text:style-name="L4">
        <text:list-item>
          <text:p text:style-name="P62">“Activate in response to an opponent's summon.” <text:span text:style-name="T43">(0)</text:span></text:p>
        </text:list-item>
        <text:list-item>
          <text:p text:style-name="P46">“Activate in response to an opponent's attack.” <text:span text:style-name="T43">(0)</text:span></text:p>
        </text:list-item>
        <text:list-item>
          <text:p text:style-name="P46">“Activate in response to an opponent's card effect.” <text:span text:style-name="T43">(0)</text:span></text:p>
        </text:list-item>
        <text:list-item>
          <text:p text:style-name="P49">“Activate when this in-play card is destroyed.” <text:span text:style-name="T43">(2)</text:span></text:p>
        </text:list-item>
        <text:list-item>
          <text:p text:style-name="P49">“Activate when this card as a resource is destroyed.” <text:span text:style-name="T43">(2)</text:span></text:p>
        </text:list-item>
        <text:list-item>
          <text:p text:style-name="P34">“Activate when this card in your hand is destroyed.” <text:span text:style-name="T43">(2)</text:span></text:p>
        </text:list-item>
        <text:list-item>
          <text:p text:style-name="P34">“Activate when this card in your deck is destroyed.” <text:span text:style-name="T43">(2)</text:span></text:p>
        </text:list-item>
        <text:list-item>
          <text:p text:style-name="P50">“Activate when another of your cards in play is destroyed.” <text:span text:style-name="T43">(1)</text:span></text:p>
        </text:list-item>
        <text:list-item>
          <text:p text:style-name="P50">“Activate when a card in your hand is destroyed.” <text:span text:style-name="T43">(1)</text:span></text:p>
        </text:list-item>
        <text:list-item>
          <text:p text:style-name="P50">“Activate when a card in your deck is destroyed.” <text:span text:style-name="T43">(1)</text:span></text:p>
        </text:list-item>
        <text:list-item>
          <text:p text:style-name="P50">“<text:span text:style-name="T36">Activate when you take damage.” (1)</text:span></text:p>
        </text:list-item>
      </text:list>
      <text:p text:style-name="P27">Activation Costs</text:p>
      <text:p text:style-name="P4">Activation costs serve to reduce the resource cost of an ability by “paying” in other ways. <text:span text:style-name="T35">Only one activation cost can be used per ability.</text:span></text:p>
      <text:list xml:id="list5216334157516" text:continue-list="list8537575678810153142" text:style-name="L3">
        <text:list-item>
          <text:p text:style-name="P61">“<text:span text:style-name="T20">Remove [x] counters from this card.” (2x)</text:span></text:p>
        </text:list-item>
        <text:list-item>
          <text:p text:style-name="P37">“Pay [x] hitpoints.” (x)</text:p>
        </text:list-item>
        <text:list-item>
          <text:p text:style-name="P38">“<text:bookmark-start text:name="__DdeLink__384_973168994"/><text:span text:style-name="T31">Exhaust [x] of your unexhausted creatures in play.</text:span><text:bookmark-end text:name="__DdeLink__384_973168994"/><text:span text:style-name="T31">” (2x)</text:span></text:p>
        </text:list-item>
      </text:list>
      <text:list xml:id="list8914924916449640231" text:style-name="L5">
        <text:list-item>
          <text:list>
            <text:list-item>
              <text:p text:style-name="P56">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5218001588199" text:continue-list="list5216334157516" text:style-name="L3">
        <text:list-item>
          <text:p text:style-name="P38">“<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4146528021369312254" text:style-name="L6">
        <text:list-item>
          <text:list>
            <text:list-item>
              <text:p text:style-name="P57">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5217646475632" text:continue-list="list5218001588199" text:style-name="L3">
        <text:list-item>
          <text:p text:style-name="P42">“Sacrifice [x] cards on the top of your deck.” <text:span text:style-name="T23">(2x)</text:span></text:p>
        </text:list-item>
        <text:list-item>
          <text:p text:style-name="P42">“Sacrifice [x] random cards in your hand.” <text:span text:style-name="T23">(3x)</text:span></text:p>
        </text:list-item>
        <text:list-item>
          <text:p text:style-name="P39">“Sacrifice [x] cards in play.” <text:span text:style-name="T23">(4x)</text:span></text:p>
        </text:list-item>
        <text:list-item>
          <text:p text:style-name="P39">“<text:bookmark-start text:name="__DdeLink__390_973168994"/><text:span text:style-name="T33">Sacrifice [x] cards in play chosen by an opponent of your choice.</text:span><text:bookmark-end text:name="__DdeLink__390_973168994"/><text:span text:style-name="T33">” (6x)</text:span></text:p>
        </text:list-item>
      </text:list>
      <text:p text:style-name="P28">Target Selections</text:p>
      <text:p text:style-name="P5">Target selections are necessary for some effects to work. They serve to designate what cards an effect is used on. <text:span text:style-name="T35">Only one target selection can be used per ability.</text:span></text:p>
      <text:list xml:id="list1737944125842296528" text:style-name="L7">
        <text:list-item>
          <text:p text:style-name="P65">“Target this card.” <text:span text:style-name="T23">(1/2)</text:span></text:p>
        </text:list-item>
        <text:list-item>
          <text:p text:style-name="P47">“<text:span text:style-name="T21">Target up to [x] cards in play.” (x)</text:span></text:p>
        </text:list-item>
        <text:list-item>
          <text:p text:style-name="P47">“<text:span text:style-name="T44">Target up to [x] cards in play with at least [y] counters.” (x/(y+1))</text:span></text:p>
        </text:list-item>
        <text:list-item>
          <text:p text:style-name="P63">“<text:bookmark-start text:name="__DdeLink__490_1944016114"/><text:span text:style-name="T21">Target up to [x] resources.</text:span><text:bookmark-end text:name="__DdeLink__490_1944016114"/><text:span text:style-name="T21">” (x)</text:span></text:p>
        </text:list-item>
        <text:list-item>
          <text:p text:style-name="P43">“<text:span text:style-name="T31">Target up to [x] exhausted cards in play.” (x/2)</text:span></text:p>
        </text:list-item>
        <text:list-item>
          <text:p text:style-name="P64">“<text:span text:style-name="T21">Target up to [x] cards in play selected by an opponent of your choice.” (x/2)</text:span></text:p>
        </text:list-item>
        <text:list-item>
          <text:p text:style-name="P44">“<text:span text:style-name="T26">Target up to [x] cards in the current chain.” (x/2)</text:span></text:p>
        </text:list-item>
        <text:list-item>
          <text:p text:style-name="P44">“<text:span text:style-name="T29">Target up to [x] cards in your hand.” (x)</text:span></text:p>
        </text:list-item>
        <text:list-item>
          <text:p text:style-name="P45">“Target up to [x] cards in one player's hand randomly.” <text:span text:style-name="T24">(x)</text:span></text:p>
        </text:list-item>
        <text:list-item>
          <text:p text:style-name="P45">“Target up to [x] cards on the top of one player's deck.” <text:span text:style-name="T24">(x)</text:span></text:p>
        </text:list-item>
        <text:list-item>
          <text:p text:style-name="P45">“Target up to [x] cards in <text:span text:style-name="T29">your graveyard</text:span>.” <text:span text:style-name="T24">(x)</text:span></text:p>
        </text:list-item>
        <text:list-item>
          <text:p text:style-name="P45">“<text:span text:style-name="T28">Target up to [x] cards in one player's graveyard randomly.” (x)</text:span></text:p>
        </text:list-item>
      </text:list>
      <text:p text:style-name="P29">Effects</text:p>
      <text:p text:style-name="P6">Effects are the main component of abilities, and at least one is required for any given ability.</text:p>
      <text:list xml:id="list2053598554290868735" text:style-name="L8">
        <text:list-item>
          <text:p text:style-name="P66">“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1">“<text:span text:style-name="T44">Remove up to [x] counters from each target.” (xt)</text:span></text:p>
        </text:list-item>
        <text:list-item>
          <text:p text:style-name="P51">“<text:span text:style-name="T45">Place [x] offense counters on each target; you can remove an offense counter from a card at any time to increase its offense by 1.” (4xt)</text:span></text:p>
        </text:list-item>
        <text:list-item>
          <text:p text:style-name="P51">“<text:span text:style-name="T45">Place [x] defense counters on each target; you can remove a defense counter from a card at any time to increase its defense by 5.” (4xt)</text:span></text:p>
        </text:list-item>
        <text:list-item>
          <text:p text:style-name="P51">“<text:span text:style-name="T46">Place [x] weakness counters on each target; you can remove a weakness counter from a card at any time to decrease its offense by 1.” (4xt)</text:span></text:p>
        </text:list-item>
        <text:list-item>
          <text:p text:style-name="P51">“<text:span text:style-name="T46">Place [x] damage counters on each target; you can remove a damage counter from a card at any time to roll a six-sided die and inflict damage to it equal to the result.” (4xt)</text:span></text:p>
        </text:list-item>
        <text:list-item>
          <text:p text:style-name="P51">“<text:span text:style-name="T56">Place [x] exhaustion counters on each target; you can remove an exhaustion counter from a card at any time to exhaust it.” (8xt)</text:span></text:p>
        </text:list-item>
        <text:list-item>
          <text:p text:style-name="P51">“See <text:span text:style-name="T41">all</text:span> targets.” <text:span text:style-name="T23">(2t)</text:span></text:p>
        </text:list-item>
        <text:list-item>
          <text:p text:style-name="P52">“<text:span text:style-name="T27">Exhaust</text:span> <text:span text:style-name="T41">all</text:span> targets.” (<text:span text:style-name="T39">2t</text:span>)</text:p>
        </text:list-item>
        <text:list-item>
          <text:p text:style-name="P52">“<text:span text:style-name="T30">Send all targets to the resource zone of their owners (exhausted).” (3t)</text:span></text:p>
        </text:list-item>
        <text:list-item>
          <text:p text:style-name="P48">“<text:span text:style-name="T22">Destroy all targets.” (8t)</text:span></text:p>
        </text:list-item>
        <text:list-item>
          <text:p text:style-name="P53">“Increase targets<text:span text:style-name="T33">'</text:span> offense by <text:span text:style-name="T33">a total of</text:span> [x].” <text:span text:style-name="T23">(x+t)</text:span></text:p>
        </text:list-item>
        <text:list-item>
          <text:p text:style-name="P53">“Increase targets<text:span text:style-name="T33">'</text:span> defense by <text:span text:style-name="T33">a total of</text:span> [x].” <text:span text:style-name="T23">(x/5+t)</text:span></text:p>
        </text:list-item>
        <text:list-item>
          <text:p text:style-name="P53">“<text:bookmark-start text:name="__DdeLink__697_897024548"/><text:bookmark-start text:name="__DdeLink__482_1944016114"/>Decrease targets<text:span text:style-name="T33">'</text:span> offense by <text:span text:style-name="T33">a total of</text:span> [x].<text:bookmark-end text:name="__DdeLink__697_897024548"/><text:bookmark-end text:name="__DdeLink__482_1944016114"/>” <text:span text:style-name="T23">(x+t)</text:span></text:p>
        </text:list-item>
        <text:list-item>
          <text:p text:style-name="P53">“<text:span text:style-name="T57">Roll [x] six-sided dice and inflict the result of each die as damage to one target.</text:span>” <text:span text:style-name="T57">(x+t)</text:span></text:p>
        </text:list-item>
        <text:list-item>
          <text:p text:style-name="P53"><text:span text:style-name="T58">“</text:span><text:bookmark-start text:name="__DdeLink__373_1387822758"/><text:span text:style-name="T58">Inflict </text:span><text:span text:style-name="T59">a total of</text:span><text:span text:style-name="T58"> [x] damage to targets.</text:span><text:bookmark-end text:name="__DdeLink__373_1387822758"/><text:span text:style-name="T58">” </text:span><text:span text:style-name="T60">(x/4+t)</text:span><text:span text:style-name="T23"> </text:span><text:span text:style-name="T61">Redacted (2</text:span><text:span text:style-name="T49">nd</text:span><text:span text:style-name="T61"> Edition)</text:span></text:p>
        </text:list-item>
        <text:list-item>
          <text:p text:style-name="P53">“<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3">“<text:span text:style-name="T41">Switch control of each target in-play creature to a different player of your choice until the end of this turn.” (4t)</text:span></text:p>
        </text:list-item>
        <text:list-item>
          <text:p text:style-name="P53">“<text:bookmark-start text:name="__DdeLink__486_1944016114"/>Place <text:span text:style-name="T42">all</text:span> targets on top of owner's deck in any order.<text:bookmark-end text:name="__DdeLink__486_1944016114"/>” <text:span text:style-name="T23">(3t)</text:span></text:p>
        </text:list-item>
        <text:list-item>
          <text:p text:style-name="P54">“Draw [x] cards.” <text:span text:style-name="T23">(4x)</text:span></text:p>
        </text:list-item>
        <text:list-item>
          <text:p text:style-name="P54">“Increase your hitpoints by [x].” <text:span text:style-name="T23">(2x)</text:span></text:p>
        </text:list-item>
        <text:list-item>
          <text:p text:style-name="P54"><text:soft-page-break/>“<text:span text:style-name="T56">Roll [x] six-sided dice and inflict the result as damage to yourself, then roll [x] six-sided dice and inflit the result as damage to any one player.</text:span>” <text:span text:style-name="T56">(2x)</text:span></text:p>
        </text:list-item>
        <text:list-item>
          <text:p text:style-name="P58">“<text:bookmark-start text:name="__DdeLink__395_722314610"/>Inflict [x] damage to any one player.<text:bookmark-end text:name="__DdeLink__395_722314610"/>” <text:span text:style-name="T23">(x/2)</text:span><text:span text:style-name="T53"> </text:span><text:span text:style-name="T55">Redacted (2</text:span><text:span text:style-name="T54">nd</text:span><text:span text:style-name="T55"> Edition)</text:span></text:p>
        </text:list-item>
        <text:list-item>
          <text:p text:style-name="P55">“Negate<text:span text:style-name="T33"> attack of all</text:span> targets.” <text:span text:style-name="T23">(5t)</text:span></text:p>
        </text:list-item>
        <text:list-item>
          <text:p text:style-name="P55">“Negate<text:span text:style-name="T33"> </text:span>activated effect <text:span text:style-name="T33">of all targets</text:span>.” <text:span text:style-name="T23">(5t)</text:span></text:p>
        </text:list-item>
        <text:list-item>
          <text:p text:style-name="P55">“<text:span text:style-name="T57">You may re-roll up to [x] dice in the current chain up to [y] times each.</text:span>” <text:span text:style-name="T57">(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9T00:52:16.132455210</dc:date>
    <dc:creator>Julie </dc:creator>
    <meta:editing-duration>P1DT6H13M36S</meta:editing-duration>
    <meta:editing-cycles>79</meta:editing-cycles>
    <meta:generator>LibreOffice/4.2.8.2$Linux_X86_64 LibreOffice_project/420m0$Build-2</meta:generator>
    <meta:document-statistic meta:table-count="0" meta:image-count="0" meta:object-count="0" meta:page-count="9" meta:paragraph-count="125" meta:word-count="2154" meta:character-count="12097" meta:non-whitespace-character-count="10152"/>
  </office:meta>
</office:document-meta>
</file>